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de1" officeooo:paragraph-rsid="00001de1"/>
    </style:style>
    <style:style style:name="P2" style:family="paragraph" style:parent-style-name="Standard">
      <style:text-properties fo:language="pt" fo:country="PT" fo:font-weight="bold" officeooo:rsid="00001de1" officeooo:paragraph-rsid="00001de1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/>
      <style:text-properties fo:language="pt" fo:country="PT" fo:font-weight="bold" officeooo:rsid="00001de1" officeooo:paragraph-rsid="00001de1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/>
      <style:text-properties fo:language="pt" fo:country="PT" fo:font-weight="bold" officeooo:rsid="00001de1" officeooo:paragraph-rsid="0000c5b7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/>
      <style:text-properties fo:language="pt" fo:country="PT" fo:font-weight="bold" officeooo:rsid="00001de1" officeooo:paragraph-rsid="0001fa99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fo:language="pt" fo:country="PT" fo:font-weight="bold" officeooo:rsid="0000c5b7" officeooo:paragraph-rsid="0000c5b7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860d" fo:font-size="18pt" fo:language="pt" fo:country="PT" fo:font-weight="bold" officeooo:rsid="0000c5b7" officeooo:paragraph-rsid="0000c5b7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fo:font-size="14pt" fo:language="pt" fo:country="PT" fo:font-weight="bold" officeooo:rsid="0001fa99" officeooo:paragraph-rsid="0001fa99" style:font-size-asian="14pt" style:font-weight-asian="bold" style:font-size-complex="14pt" style:font-weight-complex="bold"/>
    </style:style>
    <style:style style:name="P10" style:family="paragraph" style:parent-style-name="Standard">
      <style:text-properties fo:language="pt" fo:country="PT" fo:font-weight="normal" officeooo:rsid="0000c5b7" officeooo:paragraph-rsid="0000c5b7" style:font-weight-asian="normal" style:font-weight-complex="normal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language="pt" fo:country="PT" fo:font-weight="normal" officeooo:rsid="0000c5b7" officeooo:paragraph-rsid="0000c5b7" style:font-weight-asian="normal" style:font-weight-complex="normal"/>
    </style:style>
    <style:style style:name="P12" style:family="paragraph" style:parent-style-name="Standard" style:list-style-name="L8">
      <style:paragraph-properties fo:margin-top="0.101cm" fo:margin-bottom="0.101cm" loext:contextual-spacing="false"/>
      <style:text-properties fo:language="pt" fo:country="PT" fo:font-weight="normal" officeooo:rsid="0000c5b7" officeooo:paragraph-rsid="0000c5b7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14" style:family="paragraph" style:parent-style-name="Standard" style:list-style-name="L9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15" style:family="paragraph" style:parent-style-name="Standard" style:list-style-name="L10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16" style:family="paragraph" style:parent-style-name="Standard" style:list-style-name="L11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17" style:family="paragraph" style:parent-style-name="Standard" style:list-style-name="L12">
      <style:paragraph-properties fo:margin-top="0.101cm" fo:margin-bottom="0.101cm" loext:contextual-spacing="false"/>
      <style:text-properties fo:language="pt" fo:country="PT" fo:font-weight="normal" officeooo:rsid="0001fa99" officeooo:paragraph-rsid="0001fa99" style:font-weight-asian="normal" style:font-weight-complex="normal"/>
    </style:style>
    <style:style style:name="P18" style:family="paragraph" style:parent-style-name="Standard" style:list-style-name="L4">
      <style:paragraph-properties fo:margin-top="0.101cm" fo:margin-bottom="0.101cm" loext:contextual-spacing="false"/>
      <style:text-properties fo:language="pt" fo:country="PT" fo:font-weight="normal" officeooo:rsid="00001de1" officeooo:paragraph-rsid="00001de1" style:font-weight-asian="normal" style:font-weight-complex="normal"/>
    </style:style>
    <style:style style:name="P19" style:family="paragraph" style:parent-style-name="Standard" style:list-style-name="L5">
      <style:paragraph-properties fo:margin-top="0.101cm" fo:margin-bottom="0.101cm" loext:contextual-spacing="false"/>
      <style:text-properties fo:language="pt" fo:country="PT" fo:font-weight="normal" officeooo:rsid="00001de1" officeooo:paragraph-rsid="00001de1" style:font-weight-asian="normal" style:font-weight-complex="normal"/>
    </style:style>
    <style:style style:name="P20" style:family="paragraph" style:parent-style-name="Standard" style:list-style-name="L6">
      <style:paragraph-properties fo:margin-top="0.101cm" fo:margin-bottom="0.101cm" loext:contextual-spacing="false"/>
      <style:text-properties fo:language="pt" fo:country="PT" fo:font-weight="normal" officeooo:rsid="00001de1" officeooo:paragraph-rsid="0000c5b7" style:font-weight-asian="normal" style:font-weight-complex="normal"/>
    </style:style>
    <style:style style:name="P21" style:family="paragraph" style:parent-style-name="Standard" style:list-style-name="L7">
      <style:paragraph-properties fo:margin-top="0.101cm" fo:margin-bottom="0.101cm" loext:contextual-spacing="false"/>
      <style:text-properties fo:language="pt" fo:country="PT" fo:font-weight="normal" officeooo:rsid="00001de1" officeooo:paragraph-rsid="0000c5b7" style:font-weight-asian="normal" style:font-weight-complex="normal"/>
    </style:style>
    <style:style style:name="P22" style:family="paragraph" style:parent-style-name="Standard" style:list-style-name="L8">
      <style:paragraph-properties fo:margin-top="0.101cm" fo:margin-bottom="0.101cm" loext:contextual-spacing="false"/>
      <style:text-properties fo:language="pt" fo:country="PT" fo:font-weight="normal" officeooo:rsid="00001de1" officeooo:paragraph-rsid="0000c5b7" style:font-weight-asian="normal" style:font-weight-complex="normal"/>
    </style:style>
    <style:style style:name="P23" style:family="paragraph" style:parent-style-name="Standard" style:list-style-name="L2">
      <style:paragraph-properties fo:margin-top="0.101cm" fo:margin-bottom="0.101cm" loext:contextual-spacing="false"/>
      <style:text-properties fo:language="pt" fo:country="PT" officeooo:paragraph-rsid="00001de1"/>
    </style:style>
    <style:style style:name="P24" style:family="paragraph" style:parent-style-name="Standard" style:list-style-name="L2">
      <style:paragraph-properties fo:margin-top="0.101cm" fo:margin-bottom="0.101cm" loext:contextual-spacing="false"/>
      <style:text-properties fo:language="pt" fo:country="PT" officeooo:rsid="00001de1" officeooo:paragraph-rsid="00001de1"/>
    </style:style>
    <style:style style:name="P25" style:family="paragraph" style:parent-style-name="Standard" style:list-style-name="L3">
      <style:paragraph-properties fo:margin-top="0.101cm" fo:margin-bottom="0.101cm" loext:contextual-spacing="false"/>
      <style:text-properties fo:language="pt" fo:country="PT" officeooo:rsid="00001de1" officeooo:paragraph-rsid="0000c5b7"/>
    </style:style>
    <style:style style:name="P26" style:family="paragraph" style:parent-style-name="Standard" style:list-style-name="L3">
      <style:paragraph-properties fo:margin-top="0.101cm" fo:margin-bottom="0.101cm" loext:contextual-spacing="false"/>
      <style:text-properties officeooo:paragraph-rsid="0000c5b7"/>
    </style:style>
    <style:style style:name="P27" style:family="paragraph" style:parent-style-name="Standard" style:list-style-name="L6">
      <style:paragraph-properties fo:margin-top="0.101cm" fo:margin-bottom="0.101cm" loext:contextual-spacing="false"/>
      <style:text-properties fo:font-weight="normal" officeooo:paragraph-rsid="0000c5b7" style:font-weight-asian="normal" style:font-weight-complex="normal"/>
    </style:style>
    <style:style style:name="P28" style:family="paragraph" style:parent-style-name="Standard" style:list-style-name="L6">
      <style:paragraph-properties fo:margin-top="0.101cm" fo:margin-bottom="0.101cm" loext:contextual-spacing="false"/>
      <style:text-properties fo:font-weight="normal" officeooo:rsid="0000c5b7" officeooo:paragraph-rsid="0000c5b7" style:font-weight-asian="normal" style:font-weight-complex="normal"/>
    </style:style>
    <style:style style:name="P29" style:family="paragraph" style:parent-style-name="Standard" style:list-style-name="L7">
      <style:paragraph-properties fo:margin-top="0.101cm" fo:margin-bottom="0.101cm" loext:contextual-spacing="false"/>
      <style:text-properties officeooo:paragraph-rsid="0000c5b7"/>
    </style:style>
    <style:style style:name="T1" style:family="text">
      <style:text-properties officeooo:rsid="00001de1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01de1"/>
    </style:style>
    <style:style style:name="T4" style:family="text">
      <style:text-properties fo:language="pt" fo:country="PT" fo:font-style="italic" fo:font-weight="normal" officeooo:rsid="00001de1" style:font-style-asian="italic" style:font-weight-asian="normal" style:font-style-complex="italic" style:font-weight-complex="normal"/>
    </style:style>
    <style:style style:name="T5" style:family="text">
      <style:text-properties fo:language="pt" fo:country="PT" fo:font-style="italic" officeooo:rsid="00001de1" style:font-style-asian="italic" style:font-style-complex="italic"/>
    </style:style>
    <style:style style:name="T6" style:family="text">
      <style:text-properties fo:language="pt" fo:country="PT" officeooo:rsid="0000c5b7"/>
    </style:style>
    <style:style style:name="T7" style:family="text">
      <style:text-properties fo:language="pt" fo:country="PT" fo:font-weight="normal" officeooo:rsid="00001de1" style:font-weight-asian="normal" style:font-weight-complex="normal"/>
    </style:style>
    <style:style style:name="T8" style:family="text">
      <style:text-properties fo:language="pt" fo:country="PT" fo:font-weight="normal" officeooo:rsid="000274c7" style:font-weight-asian="normal" style:font-weight-complex="normal"/>
    </style:style>
    <style:style style:name="T9" style:family="text">
      <style:text-properties officeooo:rsid="0000c5b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1fa99"/>
    </style:style>
    <style:style style:name="T12" style:family="text">
      <style:text-properties officeooo:rsid="000274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GBOOK</text:p>
      <text:p text:style-name="P9">Luís Aguiar | 36452</text:p>
      <text:p text:style-name="P9"/>
      <text:p text:style-name="P6">Semanas iniciais:</text:p>
      <text:list xml:id="list3935376875" text:style-name="L1">
        <text:list-item>
          <text:p text:style-name="P11">Definição do objetivo e requisitos do projeto</text:p>
        </text:list-item>
        <text:list-item>
          <text:p text:style-name="P13">Elaboração de um planeamento de desenvolvimento do projeto</text:p>
        </text:list-item>
        <text:list-item>
          <text:p text:style-name="P11">Estudo dos pilares teóricos e das ferramentas necessárias para a realização do projeto</text:p>
        </text:list-item>
      </text:list>
      <text:p text:style-name="P3">Semanas 30/03 → 05/04 e 06/04 → 12/04:</text:p>
      <text:list xml:id="list1200728003" text:style-name="L2">
        <text:list-item>
          <text:p text:style-name="P23"><text:span text:style-name="T1">Realização de uma versão de prototipagem usando uma pequena biblioteca de eletrodomésticos.</text:span> desta forma ajudando-nos a perceber o funcionamento das bibliotecas e APIs que estamos a utilizar, ficando assim mais elucidados para o que temos de fazer na proposta final. </text:p>
        </text:list-item>
        <text:list-item>
          <text:p text:style-name="P24">Reunião com os orientadores</text:p>
        </text:list-item>
      </text:list>
      <text:p text:style-name="P3">Semana 13/04 → <text:span text:style-name="T9">19</text:span>/04:</text:p>
      <text:list xml:id="list2709341478" text:style-name="L3">
        <text:list-item>
          <text:p text:style-name="P25">Comparação de rendimento de diferentes redes neuronais </text:p>
        </text:list-item>
        <text:list-item>
          <text:p text:style-name="P26"><text:span text:style-name="T3">Implementação e análise do </text:span><text:span text:style-name="T4">dataset </text:span><text:span text:style-name="T3">MSCOCO </text:span></text:p>
        </text:list-item>
        <text:list-item>
          <text:p text:style-name="P25">Implementação do modelo neuronal YOLO </text:p>
        </text:list-item>
      </text:list>
      <text:p text:style-name="P3">Semana 20/04 → 26/04:</text:p>
      <text:list xml:id="list2216604693" text:style-name="L4">
        <text:list-item>
          <text:p text:style-name="P18">Optar entre redes “object detector” e “object identifier” </text:p>
        </text:list-item>
        <text:list-item>
          <text:p text:style-name="P18">Estudo aprofundado da rede SmallVGGNet </text:p>
        </text:list-item>
        <text:list-item>
          <text:p text:style-name="P18">Reunião com os orientadores</text:p>
        </text:list-item>
      </text:list>
      <text:p text:style-name="P3">Semana 27/04 → 03/05:</text:p>
      <text:list xml:id="list2284263271" text:style-name="L5">
        <text:list-item>
          <text:p text:style-name="P19">Implementação da rede SmallVGGNet <text:span text:style-name="T9">para análise de imagens</text:span></text:p>
        </text:list-item>
        <text:list-item>
          <text:p text:style-name="P19">Elaboração de comentários aprofundados do código, de forma a facilitar a interpretação </text:p>
        </text:list-item>
        <text:list-item>
          <text:p text:style-name="P19">Reunião com os orientadores</text:p>
        </text:list-item>
      </text:list>
      <text:p text:style-name="P3">Semana<text:span text:style-name="T9">s</text:span> <text:span text:style-name="T9">04</text:span>/0<text:span text:style-name="T9">5</text:span> → <text:span text:style-name="T9">10</text:span>/05 <text:span text:style-name="T9">e 11/05 → 17/05</text:span>:</text:p>
      <text:list xml:id="list3155074232" text:style-name="L6">
        <text:list-item>
          <text:p text:style-name="P20">Implementação da análise de vídeo utilizando o modelo já treinado <text:s/></text:p>
        </text:list-item>
        <text:list-item>
          <text:p text:style-name="P27"><text:span text:style-name="T3">Adicionado um </text:span><text:span text:style-name="T5">pipe</text:span><text:span text:style-name="T3"> para um </text:span><text:span text:style-name="T6">sub-modelo</text:span><text:span text:style-name="T3"> que distingue maquinas de café de cápsulas de maquinas de café manuais </text:span></text:p>
        </text:list-item>
        <text:list-item>
          <text:p text:style-name="P20">Utilização dessa nova funcionalidade para analise de um vídeo </text:p>
        </text:list-item>
        <text:list-item>
          <text:p text:style-name="P20">Deteção de alguns problemas na rede neuronal e exploração de possíveis resoluções </text:p>
        </text:list-item>
        <text:list-item>
          <text:p text:style-name="P28"><text:span text:style-name="T3">R</text:span><text:span text:style-name="T2">eunião com os orientadores</text:span></text:p>
        </text:list-item>
      </text:list>
      <text:p text:style-name="P4">Semana <text:span text:style-name="T9">18</text:span>/0<text:span text:style-name="T9">5</text:span> → <text:span text:style-name="T9">24</text:span>/05:</text:p>
      <text:list xml:id="list2922496211" text:style-name="L7">
        <text:list-item>
          <text:p text:style-name="P21">Melhoramentos ao nível da qualidade e dimensão do <text:span text:style-name="T10">Dataset <text:s/></text:span></text:p>
        </text:list-item>
        <text:list-item>
          <text:p text:style-name="P29"><text:span text:style-name="T7">Treino da rede tirando partido destes melhoramentos </text:span></text:p>
        </text:list-item>
      </text:list>
      <text:p text:style-name="P4">Semana <text:span text:style-name="T9">25</text:span>/0<text:span text:style-name="T9">5</text:span> → <text:span text:style-name="T9">31</text:span>/05:</text:p>
      <text:list xml:id="list1262177081" text:style-name="L8">
        <text:list-item>
          <text:p text:style-name="P22"><text:soft-page-break/>Adicionado um <text:span text:style-name="T10">pipe</text:span> para um <text:span text:style-name="T9">sub-modelo </text:span>que distingue <text:span text:style-name="T9">fogões a gás de fogões elétricos</text:span></text:p>
        </text:list-item>
        <text:list-item>
          <text:p text:style-name="P12">Reunião com os orientadores</text:p>
        </text:list-item>
      </text:list>
      <text:p text:style-name="P5">Semana <text:span text:style-name="T11">01</text:span>/0<text:span text:style-name="T11">6</text:span> → <text:span text:style-name="T11">07</text:span>/0<text:span text:style-name="T11">6</text:span>:</text:p>
      <text:list xml:id="list1032098562" text:style-name="L9">
        <text:list-item>
          <text:p text:style-name="P14">Testes do nosso modelo com casos reais</text:p>
        </text:list-item>
        <text:list-item>
          <text:p text:style-name="P14">Reunião com os orientadores</text:p>
        </text:list-item>
      </text:list>
      <text:p text:style-name="P5">Semana <text:span text:style-name="T11">08</text:span>/0<text:span text:style-name="T11">6</text:span> → <text:span text:style-name="T11">14</text:span>/0<text:span text:style-name="T11">6</text:span>:</text:p>
      <text:list xml:id="list1368663288" text:style-name="L10">
        <text:list-item>
          <text:p text:style-name="P15">Inicio da elaboração do relatório de projeto</text:p>
        </text:list-item>
        <text:list-item>
          <text:p text:style-name="P15">Mais testes do modelo com casos reais</text:p>
        </text:list-item>
        <text:list-item>
          <text:p text:style-name="P15">Reunião com os orientadores</text:p>
        </text:list-item>
      </text:list>
      <text:p text:style-name="P5">Semana <text:span text:style-name="T11">15</text:span>/0<text:span text:style-name="T11">6</text:span> → <text:span text:style-name="T11">21</text:span>/0<text:span text:style-name="T11">6</text:span>:</text:p>
      <text:list xml:id="list4227920091" text:style-name="L11">
        <text:list-item>
          <text:p text:style-name="P16">Elaboração do <text:span text:style-name="T10">powerpoint</text:span> para apresentação do projeto</text:p>
        </text:list-item>
        <text:list-item>
          <text:p text:style-name="P16">Continuação da elaboração do relatório</text:p>
        </text:list-item>
      </text:list>
      <text:p text:style-name="P5">Semana <text:span text:style-name="T11">22</text:span>/0<text:span text:style-name="T11">6</text:span> → <text:span text:style-name="T11">28</text:span>/0<text:span text:style-name="T11">6</text:span>:</text:p>
      <text:list xml:id="list494216329" text:style-name="L12">
        <text:list-item>
          <text:p text:style-name="P17">Conclusão do relatório</text:p>
        </text:list-item>
        <text:list-item>
          <text:p text:style-name="P17">Entrega dos documentos de projeto (Planeamento, Logbook e relatório)</text:p>
        </text:list-item>
      </text:list>
      <text:p text:style-name="P7"/>
      <text:p text:style-name="P10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22T22:29:26.527000000</dc:date>
    <meta:editing-duration>PT6S</meta:editing-duration>
    <meta:editing-cycles>2</meta:editing-cycles>
    <meta:document-statistic meta:table-count="0" meta:image-count="0" meta:object-count="0" meta:page-count="2" meta:paragraph-count="46" meta:word-count="362" meta:character-count="2175" meta:non-whitespace-character-count="1876"/>
  </office:meta>
</office:document-meta>
</file>